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7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8" style:family="paragraph" style:parent-style-name="Standard">
      <style:paragraph-properties fo:text-align="start" style:justify-single-word="false"/>
      <style:text-properties fo:color="#000000"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P9" style:family="paragraph" style:parent-style-name="Standard">
      <style:paragraph-properties style:text-autospace="none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T1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fo:color="#a31515" style:font-name="Consolas" fo:font-size="9.5pt" style:font-name-asian="Consolas" style:font-size-asian="9.5pt" style:font-name-complex="Consolas" style:font-size-complex="9.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PLANS</text:p>
      <text:p text:style-name="P3"/>
      <text:p text:style-name="P6"/>
      <text:p text:style-name="P3"><text:tab/><text:a xlink:type="simple" xlink:href="http://www.flightmemory.com/signin/?go=flugdaten_neu;r=121146">http://www.flightmemory.com/signin/?go=flugdaten_neu;r=121146</text:a> </text:p>
      <text:p text:style-name="P3"/>
      <text:p text:style-name="P3"><text:tab/><text:a xlink:type="simple" xlink:href="http://flightdiary.net/a_mc/flights">http://flightdiary.net/a_mc/flights</text:a> </text:p>
      <text:p text:style-name="P3"/>
      <text:p text:style-name="P3"><text:tab/><text:a xlink:type="simple" xlink:href="https://flightaware.com/">https://flightaware.com/</text:a> </text:p>
      <text:p text:style-name="P3"/>
      <text:p text:style-name="P3"/>
      <text:p text:style-name="P2"/>
      <text:list xml:id="list120032067047151167" text:style-name="L1">
        <text:list-item>
          <text:p text:style-name="P10">Do not use any Bootstrap</text:p>
        </text:list-item>
      </text:list>
      <text:p text:style-name="P3"/>
      <text:list xml:id="list42598507" text:continue-numbering="true" text:style-name="L1">
        <text:list-item>
          <text:p text:style-name="P13">Use pure Vanilla CSS, HTML (4 and 5) and Javascript/JQuery</text:p>
        </text:list-item>
      </text:list>
      <text:p text:style-name="P3"/>
      <text:list xml:id="list42602065" text:continue-numbering="true" text:style-name="L1">
        <text:list-item>
          <text:p text:style-name="P13">For the table just delete a few colums at the responsive part (for widths &lt; 414px, then between 415px and 512px, then between 513px and 599px, then 600px and 767px)</text:p>
        </text:list-item>
      </text:list>
      <text:p text:style-name="P3"/>
      <text:list xml:id="list42619670" text:continue-numbering="true" text:style-name="L1">
        <text:list-item>
          <text:p text:style-name="P13">For the Profile page, add diagrams with the flights statistics, add a picture of the user, the username, a flight map</text:p>
        </text:list-item>
      </text:list>
      <text:p text:style-name="P3"/>
      <text:p text:style-name="P3"/>
      <text:p text:style-name="P3"/>
      <text:p text:style-name="P4"><text:tab/>STEPS:</text:p>
      <text:p text:style-name="P4"/>
      <text:list xml:id="list1518318093857510794" text:style-name="L2">
        <text:list-item>
          <text:p text:style-name="P11">maybe add a Sign In button and make a window appear to sign in, with the email/username and password and then a button</text:p>
        </text:list-item>
      </text:list>
      <text:p text:style-name="P4"/>
      <text:list xml:id="list42616218" text:continue-numbering="true" text:style-name="L2">
        <text:list-item>
          <text:p text:style-name="P11">Make the diagrams using CSS or SVG</text:p>
        </text:list-item>
      </text:list>
      <text:p text:style-name="P3"/>
      <text:list xml:id="list42616592" text:continue-numbering="true" text:style-name="L2">
        <text:list-item>
          <text:p text:style-name="P14">for the addAFlight page, make the inputs to look like you added Bootstrap to them</text:p>
        </text:list-item>
      </text:list>
      <text:p text:style-name="P3"/>
      <text:list xml:id="list42607966" text:continue-numbering="true" text:style-name="L2">
        <text:list-item>
          <text:p text:style-name="P14">make the symbols from the table to be button</text:p>
        </text:list-item>
      </text:list>
      <text:p text:style-name="P3"/>
      <text:list xml:id="list42621268" text:continue-numbering="true" text:style-name="L2">
        <text:list-item>
          <text:p text:style-name="P14">Make the stars from the Rating.html to glow when you click them</text:p>
        </text:list-item>
      </text:list>
      <text:p text:style-name="P3"/>
      <text:p text:style-name="P4"/>
      <text:p text:style-name="P4"/>
      <text:p text:style-name="P5">JAVASCRIPT</text:p>
      <text:p text:style-name="P3"/>
      <text:p text:style-name="P3"/>
      <text:list xml:id="list696516487624935097" text:style-name="L3">
        <text:list-item>
          <text:p text:style-name="P15">Make a form validation for the Sign In section -&gt; the strength of the password and the presence of a valid email address</text:p>
        </text:list-item>
      </text:list>
      <text:p text:style-name="P3"/>
      <text:list xml:id="list42609677" text:continue-numbering="true" text:style-name="L3">
        <text:list-item>
          <text:p text:style-name="P15">When delete a flight, make the entire row dissapear from the table</text:p>
        </text:list-item>
      </text:list>
      <text:p text:style-name="P3"/>
      <text:list xml:id="list42604171" text:continue-numbering="true" text:style-name="L3">
        <text:list-item>
          <text:p text:style-name="P15">Maybe add some sort of form validation to the form for adding a flight</text:p>
        </text:list-item>
      </text:list>
      <text:p text:style-name="P3"/>
      <text:list xml:id="list42623953" text:continue-numbering="true" text:style-name="L3">
        <text:list-item>
          <text:p text:style-name="P15">Maybe make an AJAX to get the flight details</text:p>
        </text:list-item>
      </text:list>
      <text:p text:style-name="P3"/>
      <text:p text:style-name="P3"><text:soft-page-break/></text:p>
      <text:p text:style-name="P8">{</text:p>
      <text:p text:style-name="P9"><text:span text:style-name="T1"><text:s text:c="4"/>date: </text:span><text:span text:style-name="T2">"15.11.2016"</text:span><text:span text:style-name="T1">,</text:span></text:p>
      <text:p text:style-name="P9"><text:span text:style-name="T1"><text:s text:c="4"/>flightNumber: </text:span><text:span text:style-name="T2">"ROT391"</text:span><text:span text:style-name="T1">,</text:span></text:p>
      <text:p text:style-name="P9"><text:span text:style-name="T1"><text:s text:c="4"/>from: </text:span><text:span text:style-name="T2">"OTP"</text:span><text:span text:style-name="T1">,</text:span></text:p>
      <text:p text:style-name="P9"><text:span text:style-name="T1"><text:s text:c="4"/>to: </text:span><text:span text:style-name="T2">"LHR"</text:span><text:span text:style-name="T1">,</text:span></text:p>
      <text:p text:style-name="P9"><text:span text:style-name="T1"><text:s text:c="4"/>distance: </text:span><text:span text:style-name="T2">"1309"</text:span><text:span text:style-name="T1">,</text:span></text:p>
      <text:p text:style-name="P9"><text:span text:style-name="T1"><text:s text:c="4"/>departure: </text:span><text:span text:style-name="T2">"12:58"</text:span><text:span text:style-name="T1">,</text:span></text:p>
      <text:p text:style-name="P9"><text:span text:style-name="T1"><text:s text:c="4"/>arrival: </text:span><text:span text:style-name="T2">"14:07"</text:span><text:span text:style-name="T1">,</text:span></text:p>
      <text:p text:style-name="P7"><text:s text:c="4"/>airline: {</text:p>
      <text:p text:style-name="P9"><text:span text:style-name="T1"><text:s text:c="8"/>name: </text:span><text:span text:style-name="T2">"TAROM"</text:span><text:span text:style-name="T1">,</text:span></text:p>
      <text:p text:style-name="P9"><text:span text:style-name="T1"><text:s text:c="8"/>logo: </text:span><text:span text:style-name="T2">"http://blabla.com/avianga.jpg"</text:span></text:p>
      <text:p text:style-name="P7"><text:s text:c="4"/>},</text:p>
      <text:p text:style-name="P7"><text:s text:c="4"/>aircraft: {</text:p>
      <text:p text:style-name="P9"><text:span text:style-name="T1"><text:s text:c="12"/>name: </text:span><text:span text:style-name="T2">"Airbus"</text:span><text:span text:style-name="T1">,</text:span></text:p>
      <text:p text:style-name="P9"><text:span text:style-name="T1"><text:s text:c="12"/>model: </text:span><text:span text:style-name="T2">"A318"</text:span></text:p>
      <text:p text:style-name="P7"><text:s text:c="4"/>},</text:p>
      <text:p text:style-name="P9"><text:span text:style-name="T1"><text:s text:c="4"/>seat: </text:span><text:span text:style-name="T2">"20F"</text:span></text:p>
      <text:p text:style-name="P7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21M49S</meta:editing-duration>
    <meta:editing-cycles>88</meta:editing-cycles>
    <meta:generator>OpenOffice/4.0.1$Win32 OpenOffice.org_project/401m5$Build-9714</meta:generator>
    <dc:date>2016-11-23T22:43:30.18</dc:date>
    <dc:creator>Vlad Mocanu</dc:creator>
    <meta:document-statistic meta:table-count="0" meta:image-count="0" meta:object-count="0" meta:page-count="2" meta:paragraph-count="37" meta:word-count="241" meta:character-count="1486"/>
    <meta:user-defined meta:name="Info 1"/>
    <meta:user-defined meta:name="Info 2"/>
    <meta:user-defined meta:name="Info 3"/>
    <meta:user-defined meta:name="Info 4"/>
  </office:meta>
</office:document-meta>
</file>